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4.32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outline1">
      <style:graphic-properties fo:min-height="13.609cm"/>
    </style:style>
    <style:style style:name="pr6" style:family="presentation" style:parent-style-name="Android-title">
      <style:graphic-properties draw:fill-color="#ffffff" draw:auto-grow-height="true" fo:min-height="3.50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family="Abscissa" style:font-pitch="variabl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.6cm" fo:margin-right="0cm" fo:text-indent="-0.6cm"/>
      <style:text-properties fo:font-size="26.3999996185303pt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4.329cm" svg:x="1.4cm" svg:y="4.445cm" presentation:class="subtitle" presentation:user-transformed="true">
          <draw:text-box>
            <text:p text:style-name="P1"><text:span text:style-name="T1">What Else There</text:span><text:span text:style-name="T1"><text:line-break/></text:span><text:span text:style-name="T1">Is To Learn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Styles and Them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yles</text:p>
                <text:list>
                  <text:list-item>
                    <text:p>Collection of attributes to be applied to widget</text:p>
                  </text:list-item>
                  <text:list-item>
                    <text:p>Objective: DRY (Don't Repeat Yourself)</text:p>
                  </text:list-item>
                </text:list>
              </text:list-item>
              <text:list-item>
                <text:p>Themes</text:p>
                <text:list>
                  <text:list-item>
                    <text:p>Style applied to an entire activity window</text:p>
                  </text:list-item>
                  <text:list-item>
                    <text:p>Includes various properties not readily<text:line-break/>modifiable in other ways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Remote Servi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ep #1: Put an &lt;intent-filter&gt; on the &lt;service&gt;</text:p>
                <text:list>
                  <text:list-item>
                    <text:p>Typically with a custom action string</text:p>
                  </text:list-item>
                </text:list>
              </text:list-item>
              <text:list-item>
                <text:p>Step #2: Expose an API</text:p>
                <text:list>
                  <text:list-item>
                    <text:p>Binding via AIDL and generated Binder stub and client-side proxy</text:p>
                  </text:list-item>
                  <text:list-item>
                    <text:p>Commands via documented Intent structure</text:p>
                    <text:list>
                      <text:list-item>
                        <text:p>E.g., what extras to us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Content Provider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sumption</text:p>
                <text:list>
                  <text:list-item>
                    <text:p>Structure of the content:// Uri</text:p>
                  </text:list-item>
                  <text:list-item>
                    <text:p>Using ContentResolver</text:p>
                  </text:list-item>
                </text:list>
              </text:list-item>
              <text:list-item>
                <text:p>Creation</text:p>
                <text:list>
                  <text:list-item>
                    <text:p>Exposing a database-style API</text:p>
                  </text:list-item>
                  <text:list-item>
                    <text:p>Exposing a filesystem-style API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6" draw:text-style-name="P4" draw:layer="layout" svg:width="25.199cm" svg:height="3.506cm" svg:x="1.4cm" svg:y="0.837cm" presentation:class="title">
          <draw:text-box>
            <text:p text:style-name="P4">Search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Adding Search to Your App</text:p>
                <text:list>
                  <text:list-item>
                    <text:p>Triggering global search</text:p>
                  </text:list-item>
                  <text:list-item>
                    <text:p>Triggering local search and getting search query for displaying your own results</text:p>
                  </text:list-item>
                </text:list>
              </text:list-item>
              <text:list-item>
                <text:p>Adding Your App to Search</text:p>
                <text:list>
                  <text:list-item>
                    <text:p>Integrating into search suggestions for<text:line-break/>search initiated by Quick Search Box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6" draw:text-style-name="P4" draw:layer="layout" svg:width="25.199cm" svg:height="3.506cm" svg:x="1.4cm" svg:y="0.837cm" presentation:class="title">
          <draw:text-box>
            <text:p text:style-name="P4">NDK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Native Development Kit</text:p>
                <text:list>
                  <text:list-item>
                    <text:p>Tool chain and rules for creating C/C++ libraries</text:p>
                    <text:list>
                      <text:list-item>
                        <text:p>Extend a Java application via JNI</text:p>
                      </text:list-item>
                    </text:list>
                  </text:list-item>
                  <text:list-item>
                    <text:p>Increasing access to hardware</text:p>
                    <text:list>
                      <text:list-item>
                        <text:p>OpenGL</text:p>
                      </text:list-item>
                      <text:list-item>
                        <text:p>OpenSL</text:p>
                      </text:list-item>
                      <text:list-item>
                        <text:p>NativeActivit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6" draw:text-style-name="P4" draw:layer="layout" svg:width="25.199cm" svg:height="3.506cm" svg:x="1.4cm" svg:y="0.837cm" presentation:class="title">
          <draw:text-box>
            <text:p text:style-name="P4">Production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igning Your Application</text:span></text:p>
              </text:list-item>
              <text:list-item>
                <text:p text:style-name="P4"><text:span text:style-name="T2">Specifying Version Information</text:span></text:p>
              </text:list-item>
              <text:list-item>
                <text:p><text:span text:style-name="T2">Distribution on the Android Market</text:span></text:p>
                <text:list>
                  <text:list-item>
                    <text:p><text:span text:style-name="T2">Requirements</text:span></text:p>
                  </text:list-item>
                  <text:list-item>
                    <text:p><text:span text:style-name="T2">Limtiations</text:span></text:p>
                  </text:list-item>
                  <text:list-item>
                    <text:p><text:span text:style-name="T2">Terms</text:span></text:p>
                  </text:list-item>
                </text:list>
              </text:list-item>
              <text:list-item>
                <text:p><text:span text:style-name="T2">Distribution via Other Markets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6" draw:text-style-name="P4" draw:layer="layout" svg:width="25.199cm" svg:height="3.506cm" svg:x="1.4cm" svg:y="0.837cm" presentation:class="title">
          <draw:text-box>
            <text:p text:style-name="P4">More Honeycomb!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ich Clipboard</text:p>
              </text:list-item>
              <text:list-item>
                <text:p text:style-name="P4">Drag-and-Drop (of data!)</text:p>
              </text:list-item>
              <text:list-item>
                <text:p text:style-name="P4">Loaders</text:p>
              </text:list-item>
              <text:list-item>
                <text:p text:style-name="P4">Object Animations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6" draw:text-style-name="P4" draw:layer="layout" svg:width="25.199cm" svg:height="3.506cm" svg:x="1.4cm" svg:y="0.837cm" presentation:class="title">
          <draw:text-box>
            <text:p text:style-name="P4">Accounts, Contacts, and Sync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ccountManager</text:p>
                <text:list>
                  <text:list-item>
                    <text:p>Defines what accounts and account types are available</text:p>
                  </text:list-item>
                </text:list>
              </text:list-item>
              <text:list-item>
                <text:p>ContactsContract</text:p>
                <text:list>
                  <text:list-item>
                    <text:p>Read contact data</text:p>
                  </text:list-item>
                  <text:list-item>
                    <text:p>Raw or aggregate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6" draw:text-style-name="P4" draw:layer="layout" svg:width="25.199cm" svg:height="3.506cm" svg:x="1.4cm" svg:y="0.837cm" presentation:class="title">
          <draw:text-box>
            <text:p text:style-name="P4">Accounts, Contacts, and Sync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yncManager</text:p>
                <text:list>
                  <text:list-item>
                    <text:p>For background synchronization, with eye<text:line-break/>towards synchronizing contact data for an account 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Bluetoot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tecting If It Is Enabled</text:p>
                <text:list>
                  <text:list-item>
                    <text:p>...and prompting the user if not</text:p>
                  </text:list-item>
                </text:list>
              </text:list-item>
              <text:list-item>
                <text:p>Initiating Pairing</text:p>
                <text:list>
                  <text:list-item>
                    <text:p>...and prompting the user to allow it</text:p>
                  </text:list-item>
                </text:list>
              </text:list-item>
              <text:list-item>
                <text:p>Establishing RFCOMM Communications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2D and 3D Graphic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vas</text:p>
                <text:list>
                  <text:list-item>
                    <text:p>Primary 2D drawing API, for your custom View</text:p>
                  </text:list-item>
                </text:list>
              </text:list-item>
              <text:list-item>
                <text:p>OpenGL</text:p>
                <text:list>
                  <text:list-item>
                    <text:p>Hardware-accelerated 3D rendering</text:p>
                  </text:list-item>
                  <text:list-item>
                    <text:p>From Java or C/C++ (NDK/JNI)</text:p>
                  </text:list-item>
                </text:list>
              </text:list-item>
              <text:list-item>
                <text:p>Renderscript</text:p>
                <text:list>
                  <text:list-item>
                    <text:p>LLVM language for fast rendering logic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Touch and Ges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uch Events</text:p>
                <text:list>
                  <text:list-item>
                    <text:p>Detect when fingers touch or lift</text:p>
                  </text:list-item>
                  <text:list-item>
                    <text:p>Multitouch</text:p>
                  </text:list-item>
                </text:list>
              </text:list-item>
              <text:list-item>
                <text:p>GestureDetector</text:p>
                <text:list>
                  <text:list-item>
                    <text:p>Use utility to define a gesture</text:p>
                  </text:list-item>
                  <text:list-item>
                    <text:p>Detector lets you know when the gesture<text:line-break/>is applied on a widget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Speech</text:p>
          </draw:text-box>
        </draw:frame>
        <draw:frame presentation:style-name="pr5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>Text-To-Speech</text:p>
                <text:list>
                  <text:list-item>
                    <text:p>You supply the text, speech engine plays the audio</text:p>
                  </text:list-item>
                </text:list>
              </text:list-item>
              <text:list-item>
                <text:p>Speech Recognition</text:p>
                <text:list>
                  <text:list-item>
                    <text:p>Initiate the “Speak” dialog</text:p>
                  </text:list-item>
                  <text:list-item>
                    <text:p>Speech sent to Google servers for processing</text:p>
                  </text:list-item>
                  <text:list-item>
                    <text:p>You get the results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Media Recor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ediaRecorder</text:p>
                <text:list>
                  <text:list-item>
                    <text:p>Audio and video</text:p>
                  </text:list-item>
                  <text:list-item>
                    <text:p>Primarily writing to a local file</text:p>
                    <text:list>
                      <text:list-item>
                        <text:p>Limited streaming support</text:p>
                      </text:list-item>
                    </text:list>
                  </text:list-item>
                </text:list>
              </text:list-item>
              <text:list-item>
                <text:p>AudioRecord</text:p>
                <text:list>
                  <text:list-item>
                    <text:p>Low-level streaming API</text:p>
                  </text:list-item>
                  <text:list-item>
                    <text:p>Good for ambient noise detection, VOIP<text:line-break/>client, etc.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And On and On and On and On...</text:p>
          </draw:text-box>
        </draw:frame>
        <draw:frame presentation:style-name="pr5" draw:layer="layout" svg:width="25.199cm" svg:height="13.879cm" svg:x="1.4cm" svg:y="4.914cm" presentation:class="outline" presentation:user-transformed="true">
          <draw:text-box>
            <text:list text:style-name="L2">
              <text:list-item>
                <text:p>Device Admin APIs</text:p>
              </text:list-item>
              <text:list-item>
                <text:p>Input Method Editors</text:p>
              </text:list-item>
              <text:list-item>
                <text:p>NFC</text:p>
              </text:list-item>
              <text:list-item>
                <text:p>SIP</text:p>
              </text:list-item>
              <text:list-item>
                <text:p>Live Folders</text:p>
              </text:list-item>
              <text:list-item>
                <text:p>Live Wallpaper</text:p>
              </text:list-item>
              <text:list-item>
                <text:p>Accessibility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20:07:00</dc:date>
    <meta:printed-by>Mark Murphy</meta:printed-by>
    <meta:print-date>2010-10-20T09:43:03</meta:print-date>
    <dc:language>en-US</dc:language>
    <meta:editing-cycles>130</meta:editing-cycles>
    <meta:editing-duration>PT9H56M53S</meta:editing-duration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